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/>
    </style:style>
    <style:style style:name="P4" style:family="paragraph" style:parent-style-name="Text_20_body" style:list-style-name="L1">
      <style:paragraph-properties fo:margin-top="0cm" fo:margin-bottom="0cm" style:contextual-spacing="false" fo:line-height="138%" fo:text-align="start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2">
      <style:paragraph-properties fo:margin-top="0cm" fo:margin-bottom="0cm" style:contextual-spacing="false" fo:line-height="138%" fo:text-align="start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3">
      <style:paragraph-properties fo:margin-top="0cm" fo:margin-bottom="0cm" style:contextual-spacing="false" fo:line-height="138%" fo:text-align="start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4">
      <style:paragraph-properties fo:margin-top="0cm" fo:margin-bottom="0cm" style:contextual-spacing="false" fo:line-height="138%" fo:text-align="start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5">
      <style:paragraph-properties fo:margin-top="0cm" fo:margin-bottom="0cm" style:contextual-spacing="false" fo:line-height="138%" fo:text-align="start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3">
      <style:paragraph-properties fo:margin-top="0cm" fo:margin-bottom="0cm" style:contextual-spacing="false" fo:line-height="138%" fo:text-align="start" style:justify-single-word="false" fo:background-color="transparent" style:writing-mode="lr-tb">
        <style:background-image/>
      </style:paragraph-properties>
    </style:style>
    <style:style style:name="P10" style:family="paragraph" style:parent-style-name="Text_20_body" style:list-style-name="L5">
      <style:paragraph-properties fo:margin-top="0cm" fo:margin-bottom="0cm" style:contextual-spacing="false" fo:line-height="138%" fo:text-align="start" style:justify-single-word="false" fo:background-color="transparent" style:writing-mode="lr-tb">
        <style:background-image/>
      </style:paragraph-properties>
    </style:style>
    <style:style style:name="P1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/>
    </style:style>
    <style:style style:name="P1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solid" style:text-underline-width="auto" style:text-underline-color="font-color" fo:font-weight="normal" style:text-blinking="false" fo:background-color="transparent"/>
    </style:style>
    <style:style style:name="P1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weight="normal"/>
    </style:style>
    <style:style style:name="P1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text-underline-style="solid" style:text-underline-width="auto" style:text-underline-color="font-color" fo:font-weight="normal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38%" fo:text-align="start" style:justify-single-word="false" fo:text-indent="0cm" style:auto-text-indent="false" style:writing-mode="lr-tb"/>
    </style:style>
    <style:style style:name="P17" style:family="paragraph" style:parent-style-name="Text_20_body">
      <style:paragraph-properties fo:margin-left="0cm" fo:margin-right="0cm" fo:margin-top="0cm" fo:margin-bottom="0cm" style:contextual-spacing="false" fo:line-height="138%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font-name="Arial" fo:font-size="10.5pt" fo:font-style="normal" style:text-underline-style="solid" style:text-underline-width="auto" style:text-underline-color="font-color" fo:background-color="transparent" loext:char-shading-value="0"/>
    </style:style>
    <style:style style:name="T2" style:family="text">
      <style:text-properties fo:font-variant="normal" fo:text-transform="none" fo:color="#000000" style:font-name="Arial" fo:font-size="10.5pt" fo:font-style="normal"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fo:color="#000000" style:font-name="Arial" fo:font-size="10.5pt" fo:font-style="normal" style:text-underline-style="none" fo:background-color="transparent" loext:char-shading-value="0"/>
    </style:style>
    <style:style style:name="T4" style:family="text">
      <style:text-properties fo:font-variant="normal" fo:text-transform="none" fo:color="#000000" style:font-name="Arial" fo:font-size="10.5pt" fo:font-style="normal" style:text-underline-style="none" fo:font-weight="bold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0.5pt" fo:font-style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0.5pt" fo:font-style="normal" style:text-blinking="false" fo:background-color="transparent" loext:char-shading-value="0" style:font-weight-asian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officeooo:rsid="00044ddc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style:font-weight-asian="normal" style:font-weight-complex="normal"/>
    </style:style>
    <style:style style:name="T16" style:family="text">
      <style:text-properties style:text-underline-style="none" officeooo:rsid="00044ddc" style:font-weight-asian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weight-asian="normal" style:font-weight-complex="normal"/>
    </style:style>
    <style:style style:name="T19" style:family="text">
      <style:text-properties officeooo:rsid="00044ddc" style:font-weight-asian="normal" style:font-weight-complex="normal"/>
    </style:style>
    <style:style style:name="T20" style:family="text">
      <style:text-properties fo:font-weight="normal"/>
    </style:style>
    <style:style style:name="T21" style:family="text">
      <style:text-properties fo:font-weight="normal" officeooo:rsid="00044ddc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docs-internal-guid-8f61cff6-d53d-ba50-a51a-30963111e087"/><text:span text:style-name="T17">RF01</text:span>: Disponibilizar o cardápio do estabelecimento com seus produtos e preços.</text:p>
      <text:p text:style-name="P16"><text:span text:style-name="T6">Quando o cliente clicar em INICIAR, deve mostrar uma tela com o cardápio/menu, com todos os produtos, organizados por categoria e subcategoria O produto deve conter os detalhes como: descrição, um preço e os ingredientes da composição, bem como se fosse um cardápio físico, mas com funcionalidades para adicionar o produto ao pedido.</text:span></text:p>
      <text:p text:style-name="P2"/>
      <text:p text:style-name="P14"><text:span text:style-name="T4">RF02:</text:span><text:span text:style-name="T10"> </text:span><text:span text:style-name="T5">Cadastro e manutenção de usuários/mesas clientes e usuários administradores.</text:span></text:p>
      <text:p text:style-name="P11">Criar telas basicas de cadastros de: </text:p>
      <text:p text:style-name="P12"><text:span text:style-name="T12">Usuário/mesa/cliente:</text:span> <text:span text:style-name="T21">C</text:span><text:span text:style-name="T20">ampos: Nome, Usuário, Senha, Saldo, CPF/CNPJ, E-mail, Tipo, Endereço(FK para a tabela Endereço)</text:span></text:p>
      <text:p text:style-name="P13"><text:span text:style-name="T18">Endereço:</text:span><text:span text:style-name="T15"> </text:span><text:span text:style-name="T16">C</text:span><text:span text:style-name="T14">ampos: Cidade(FK para tabela cidade), Bairro, Rua, Numero, Complemento</text:span></text:p>
      <text:p text:style-name="P13"><text:span text:style-name="T18">Cidade:</text:span><text:span text:style-name="T15"> </text:span><text:span text:style-name="T16">C</text:span><text:span text:style-name="T14">ampos: Cidade, Estado.</text:span></text:p>
      <text:p text:style-name="P2"/>
      <text:p text:style-name="P14"><text:span text:style-name="T4">RF03:</text:span><text:span text:style-name="T10"> </text:span><text:span text:style-name="T5">Cadastro de produtos com suas informações de categorias, e que apenas o usuário administrador consiga criar/editar:</text:span></text:p>
      <text:p text:style-name="P15"><text:span text:style-name="T9">Produto: </text:span><text:span text:style-name="T5">Campos: Descrição, Ingredientes, Ativo, Preço, Categoria.</text:span></text:p>
      <text:p text:style-name="P13"><text:span text:style-name="T18">Categoria: </text:span><text:span text:style-name="T14">Campos: Descrição, Tipo</text:span></text:p>
      <text:p text:style-name="P3"/>
      <text:p text:style-name="P12"><text:bookmark text:name="docs-internal-guid-494b5dae-d53d-7551-7d4b-94fabe81e4fc"/>RF05:</text:p>
      <text:list xml:id="list3819401233102998793" text:style-name="L1">
        <text:list-item>
          <text:p text:style-name="P4">Criação de uma estrutura para armazenar objetos do tipo PEDIDO em FILA onde cada pedido na fila consta seu ID, MESA e o STATUS. </text:p>
        </text:list-item>
      </text:list>
      <text:list xml:id="list5999020387959810215" text:style-name="L2">
        <text:list-item>
          <text:p text:style-name="P5">Criar Tela para visualização da fila de pedidos cadastrados.</text:p>
        </text:list-item>
      </text:list>
      <text:p text:style-name="P2"/>
      <text:p text:style-name="P12">RF06:</text:p>
      <text:list xml:id="list496936626953890517" text:style-name="L3">
        <text:list-item>
          <text:p text:style-name="P9"><text:span text:style-name="T6">Criação de Tela para visualizar mesas disponíveis através do campo STATUS. </text:span></text:p>
        </text:list-item>
        <text:list-item>
          <text:p text:style-name="P6">Implementar atualização da disponibilidade de mesas via STATUS</text:p>
        </text:list-item>
      </text:list>
      <text:p text:style-name="P2"/>
      <text:p text:style-name="P2"/>
      <text:p text:style-name="P12">RF07:</text:p>
      <text:list xml:id="list3884197335242832577" text:style-name="L4">
        <text:list-item>
          <text:p text:style-name="P7">Gerar nova comanda  vinculada ao Usuário e nova lista de pedidos, essa vinculada a comanda, ao clicar no botão INICIAR ATENDIMENTO. </text:p>
        </text:list-item>
      </text:list>
      <text:p text:style-name="P2"/>
      <text:p text:style-name="P12">RF08:</text:p>
      <text:list xml:id="list7588542804357710504" text:style-name="L5">
        <text:list-item>
          <text:p text:style-name="P10"><text:span text:style-name="T6">Implementar restrição de acesso de ADMINISTRADOR / CLIENTE onde apenas o usuário ADMINISTRADOR pode efetuar cadastro de Produto e Mesa, além de inserção de crédito a um usuário cliente.</text:span></text:p>
        </text:list-item>
        <text:list-item>
          <text:p text:style-name="P8">O usuário tipo Cliente pode acessar apenas o cadastro de usuário cliente, efetuar um novo pedido, acompanhar um pedido feito/solicitar cancelamento  e a tela de acompanhamento da <text:span text:style-name="T13">­</text:span>fila de pedidos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8T19:14:06.354492601</meta:creation-date>
    <dc:date>2015-06-08T19:26:29.136031248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21" meta:word-count="280" meta:character-count="1846" meta:non-whitespace-character-count="1589"/>
  </office:meta>
</office:document-meta>
</file>